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>BLOCK DIAGRAM OF E-VIDYA SYSTEM</text:p>
      <text:p text:style-name="P2"/>
      <text:p text:style-name="P2"/>
      <text:p text:style-name="P2"><draw:ellipse text:anchor-type="paragraph" draw:z-index="1" draw:style-name="gr2" draw:text-style-name="P6" svg:width="4.552cm" svg:height="1.35cm" svg:x="10.483cm" svg:y="0.268cm"><text:p text:style-name="P6">ADMIN</text:p></draw:ellipse></text:p>
      <text:p text:style-name="P2"/>
      <text:p text:style-name="P2"/>
      <text:p text:style-name="P2"><draw:custom-shape text:anchor-type="paragraph" draw:z-index="6" draw:style-name="gr3" svg:width="4.975cm" svg:height="0.451cm" svg:x="5.535cm" svg:y="3.93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0" draw:style-name="gr1" draw:text-style-name="P7" svg:width="3.308cm" svg:height="3.308cm" svg:x="1.566cm" svg:y="2.612cm"><text:p text:style-name="P6"><text:span text:style-name="T1">E-VIDYA</text:span></text:p><draw:enhanced-geometry svg:viewBox="0 0 21600 21600" draw:type="rectangle" draw:enhanced-path="M 0 0 L 21600 0 21600 21600 0 21600 0 0 Z N"/></draw:custom-shape><draw:ellipse text:anchor-type="paragraph" draw:z-index="5" draw:style-name="gr2" draw:text-style-name="P6" svg:width="5.927cm" svg:height="1.985cm" svg:x="10.562cm" svg:y="9.015cm"><text:p text:style-name="P6">STUDENTS</text:p></draw:ellipse><draw:ellipse text:anchor-type="paragraph" draw:z-index="4" draw:style-name="gr2" draw:text-style-name="P6" svg:width="5.478cm" svg:height="2.038cm" svg:x="10.88cm" svg:y="5.787cm"><text:p text:style-name="P6">PARENTS</text:p></draw:ellipse><draw:ellipse text:anchor-type="paragraph" draw:z-index="3" draw:style-name="gr2" draw:text-style-name="P6" svg:width="5.187cm" svg:height="1.615cm" svg:x="10.959cm" svg:y="3.247cm"><text:p text:style-name="P6">NON TEACHING STAFFS</text:p></draw:ellipse><draw:ellipse text:anchor-type="paragraph" draw:z-index="2" draw:style-name="gr2" draw:text-style-name="P6" svg:width="4.79cm" svg:height="1.403cm" svg:x="10.721cm" svg:y="0.654cm"><text:p text:style-name="P6">TEACHERS</text:p></draw:ellips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1"/>
      <text:p text:style-name="P1"/>
      <text:p text:style-name="P1">1.ADMIN MODULE</text:p>
      <text:p text:style-name="P1"/>
      <text:p text:style-name="P1"/>
      <text:p text:style-name="P1"><draw:custom-shape text:anchor-type="paragraph" draw:z-index="11" draw:style-name="gr4" draw:text-style-name="P8" svg:width="5.534cm" svg:height="0.795cm" svg:x="5.191cm" svg:y="4.62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10" draw:style-name="gr2" draw:text-style-name="P6" svg:width="5.795cm" svg:height="2.567cm" svg:x="10.721cm" svg:y="7.218cm"><text:p text:style-name="P6">ATTENDENCE</text:p></draw:ellipse><draw:ellipse text:anchor-type="paragraph" draw:z-index="9" draw:style-name="gr2" draw:text-style-name="P6" svg:width="5.478cm" svg:height="2.356cm" svg:x="10.959cm" svg:y="3.831cm"><text:p text:style-name="P6">VIEW DETAILS</text:p></draw:ellipse><draw:ellipse text:anchor-type="paragraph" draw:z-index="8" draw:style-name="gr2" draw:text-style-name="P6" svg:width="5.875cm" svg:height="2.276cm" svg:x="10.509cm" svg:y="0.974cm"><text:p text:style-name="P6">CHANGE PASSWORD</text:p></draw:ellipse><draw:rect text:anchor-type="paragraph" draw:z-index="7" draw:style-name="gr2" draw:text-style-name="P6" svg:width="4.261cm" svg:height="1.588cm" svg:x="0.746cm" svg:y="4.307cm"><text:p text:style-name="P6">ADMIN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2.TEACHER MODULE</text:p>
      <text:p text:style-name="P1"/>
      <text:p text:style-name="P1"/>
      <text:p text:style-name="P1"><draw:ellipse text:anchor-type="paragraph" draw:z-index="13" draw:style-name="gr6" draw:text-style-name="P6" svg:width="5.372cm" svg:height="2.408cm" svg:x="10.351cm" svg:y="0.42cm"><text:p text:style-name="P6">CHANGE PASSWORD</text:p></draw:ellipse></text:p>
      <text:p text:style-name="P1"/>
      <text:p text:style-name="P1"/>
      <text:p text:style-name="P1"><draw:custom-shape text:anchor-type="paragraph" draw:z-index="17" draw:style-name="gr4" svg:width="5.187cm" svg:height="1.006cm" svg:x="5.535cm" svg:y="5.25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16" draw:style-name="gr6" draw:text-style-name="P9" svg:width="5.638cm" svg:height="2.331cm" svg:x="10.959cm" svg:y="10.834cm"><text:p text:style-name="P9">VIEW DETAIL</text:p></draw:ellipse><draw:ellipse text:anchor-type="paragraph" draw:z-index="15" draw:style-name="gr6" draw:text-style-name="P9" svg:width="5.506cm" svg:height="2.199cm" svg:x="10.694cm" svg:y="6.389cm"><text:p text:style-name="P9">UPDATE DETAIL</text:p></draw:ellipse><draw:ellipse text:anchor-type="paragraph" draw:z-index="14" draw:style-name="gr6" draw:text-style-name="P6" svg:width="5.742cm" svg:height="1.906cm" svg:x="10.456cm" svg:y="2.605cm"><text:p text:style-name="P6">ADD DETAIL</text:p></draw:ellipse><draw:custom-shape text:anchor-type="paragraph" draw:z-index="12" draw:style-name="gr5" draw:text-style-name="P6" svg:width="4.79cm" svg:height="1.721cm" svg:x="0.534cm" svg:y="5.013cm"><text:p text:style-name="P6">TEACHER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STAFF MODULE</text:p>
      <text:p text:style-name="P1"/>
      <text:p text:style-name="P1"/>
      <text:p text:style-name="P1"/>
      <text:p text:style-name="P1"/>
      <text:p text:style-name="P1"><draw:ellipse text:anchor-type="paragraph" draw:z-index="19" draw:style-name="gr6" draw:text-style-name="P6" svg:width="5.134cm" svg:height="2.17cm" svg:x="11.065cm" svg:y="0.437cm"><text:p text:style-name="P6">CHANGE PASSWORD</text:p></draw:ellipse></text:p>
      <text:p text:style-name="P1"><draw:custom-shape text:anchor-type="paragraph" draw:z-index="22" draw:style-name="gr4" svg:width="2.62cm" svg:height="0.927cm" svg:x="7.652cm" svg:y="5.34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21" draw:style-name="gr6" draw:text-style-name="P6" svg:width="5.742cm" svg:height="2.356cm" svg:x="10.8cm" svg:y="10.109cm"><text:p text:style-name="P6">VIEW DETAILS</text:p></draw:ellipse><draw:ellipse text:anchor-type="paragraph" draw:z-index="20" draw:style-name="gr6" draw:text-style-name="P6" svg:width="5.187cm" svg:height="2.303cm" svg:x="11.144cm" svg:y="4.42cm"><text:p text:style-name="P6">ENTER DETAILS</text:p></draw:ellipse><draw:rect text:anchor-type="paragraph" draw:z-index="18" draw:style-name="gr6" draw:text-style-name="P6" svg:width="5.663cm" svg:height="1.615cm" svg:x="0.773cm" svg:y="5.082cm"><text:p text:style-name="P6">STAFF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4.PARENT MODULE</text:p>
      <text:p text:style-name="P1"/>
      <text:p text:style-name="P1"/>
      <text:p text:style-name="P1"/>
      <text:p text:style-name="P1"><draw:ellipse text:anchor-type="paragraph" draw:z-index="24" draw:style-name="gr6" draw:text-style-name="P9" svg:width="4.924cm" svg:height="2.304cm" svg:x="11.488cm" svg:y="0.148cm"><text:p text:style-name="P6"><text:span text:style-name="T2">CHANGE PASSWORD</text:span></text:p></draw:ellipse></text:p>
      <text:p text:style-name="P1"/>
      <text:p text:style-name="P1"/>
      <text:p text:style-name="P1"/>
      <text:p text:style-name="P1"/>
      <text:p text:style-name="P1"><draw:rect text:anchor-type="paragraph" draw:z-index="23" draw:style-name="gr6" draw:text-style-name="P6" svg:width="5.054cm" svg:height="1.747cm" svg:x="0.878cm" svg:y="0.43cm"><text:p text:style-name="P6">PARENT</text:p></draw:rect><draw:custom-shape text:anchor-type="paragraph" draw:z-index="26" draw:style-name="gr4" svg:width="3.758cm" svg:height="1.086cm" svg:x="6.964cm" svg:y="0.56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25" draw:style-name="gr6" draw:text-style-name="P6" svg:width="4.631cm" svg:height="2.012cm" svg:x="11.7cm" svg:y="0.351cm"><text:p text:style-name="P6">VIEW NOTIFICATION</text:p></draw:ellipse></text:p>
      <text:p text:style-name="P1"/>
      <text:p text:style-name="P1"/>
      <text:p text:style-name="P1"/>
      <text:p text:style-name="P1"/>
      <text:p text:style-name="P1"/>
      <text:p text:style-name="P1"><draw:ellipse text:anchor-type="paragraph" draw:z-index="27" draw:style-name="gr6" draw:text-style-name="P6" svg:width="4.737cm" svg:height="1.8cm" svg:x="11.885cm" svg:y="0.092cm"><text:p text:style-name="P6">VIEW MARKS</text:p></draw:ellipse></text:p>
      <text:p text:style-name="P1"/>
      <text:p text:style-name="P1"/>
      <text:p text:style-name="P1"/>
      <text:p text:style-name="P1"/>
      <text:p text:style-name="P1">5.STUDENT MODULE</text:p>
      <text:p text:style-name="P1"/>
      <text:p text:style-name="P1"/>
      <text:p text:style-name="P1"><draw:ellipse text:anchor-type="paragraph" draw:z-index="29" draw:style-name="gr6" draw:text-style-name="P6" svg:width="5.24cm" svg:height="1.906cm" svg:x="10.88cm" svg:y="0.469cm"><text:p text:style-name="P6">CHANGE PASSWORD</text:p></draw:ellipse></text:p>
      <text:p text:style-name="P1"/>
      <text:p text:style-name="P1"/>
      <text:p text:style-name="P1"/>
      <text:p text:style-name="P1"/>
      <text:p text:style-name="P1"><draw:ellipse text:anchor-type="paragraph" draw:z-index="30" draw:style-name="gr6" draw:text-style-name="P9" svg:width="4.712cm" svg:height="1.722cm" svg:x="11.224cm" svg:y="0.381cm"><text:p text:style-name="P9">ENTER DETAILS</text:p></draw:ellipse></text:p>
      <text:p text:style-name="P1"/>
      <text:p text:style-name="P1"/>
      <text:p text:style-name="P1"><draw:rect text:anchor-type="paragraph" draw:z-index="28" draw:style-name="gr6" draw:text-style-name="P6" svg:width="4.578cm" svg:height="1.482cm" svg:x="0.64cm" svg:y="0.503cm"><text:p text:style-name="P6">STUDENT</text:p></draw:rect></text:p>
      <text:p text:style-name="P1"><draw:custom-shape text:anchor-type="paragraph" draw:z-index="33" draw:style-name="gr4" svg:width="4.075cm" svg:height="1.006cm" svg:x="6.355cm" svg:y="0.01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ellipse text:anchor-type="paragraph" draw:z-index="31" draw:style-name="gr6" draw:text-style-name="P6" svg:width="5.478cm" svg:height="1.694cm" svg:x="11.038cm" svg:y="0.108cm"><text:p text:style-name="P6">VIEW DETAILS</text:p></draw:ellipse></text:p>
      <text:p text:style-name="P1"/>
      <text:p text:style-name="P1"/>
      <text:p text:style-name="P1"/>
      <text:p text:style-name="P1"/>
      <text:p text:style-name="P1"><draw:ellipse text:anchor-type="paragraph" draw:z-index="32" draw:style-name="gr6" draw:text-style-name="P6" svg:width="5.689cm" svg:height="1.694cm" svg:x="11.25cm" svg:y="0.258cm"><text:p text:style-name="P6">VIEW MARKS</text:p></draw:ellipse></text:p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53S</meta:editing-duration>
    <meta:editing-cycles>10</meta:editing-cycles>
    <meta:generator>OpenOffice/4.1.2$Win32 OpenOffice.org_project/412m3$Build-9782</meta:generator>
    <dc:date>2018-09-11T14:21:27.03</dc:date>
    <meta:document-statistic meta:table-count="0" meta:image-count="0" meta:object-count="0" meta:page-count="6" meta:paragraph-count="6" meta:word-count="15" meta:character-count="106"/>
    <meta:user-defined meta:name="Info 1"/>
    <meta:user-defined meta:name="Info 2"/>
    <meta:user-defined meta:name="Info 3"/>
    <meta:user-defined meta:name="Info 4"/>
  </office:meta>
</office:document-meta>
</file>